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list-style-name="L1">
      <style:paragraph-properties fo:text-align="start" style:justify-single-word="false"/>
      <style:text-properties fo:font-weight="normal" style:font-weight-asian="normal" style:font-weight-complex="normal"/>
    </style:style>
    <style:style style:name="P6" style:family="paragraph" style:parent-style-name="Standard" style:list-style-name="L2">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list-style-name="L3">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ackjack Design Doc</text:p>
      <text:p text:style-name="P1"/>
      <text:p text:style-name="P3"><text:span text:style-name="T2">Goal:</text:span> Create a basic 1 v dealer blackjack game with PyGame. Project will be complete when a basic game of blackjack can be played between the player and the dealer. Additional (“advanced”) rules of blackjack can be added after initial completion.</text:p>
      <text:p text:style-name="P3"/>
      <text:p text:style-name="P2">Reason project chosen:</text:p>
      <text:list xml:id="list3749416254699031028" text:style-name="L3">
        <text:list-item>
          <text:p text:style-name="P8"><text:span text:style-name="T1">To better learn Python, it's best to work on a project</text:span></text:p>
        </text:list-item>
        <text:list-item>
          <text:p text:style-name="P8"><text:span text:style-name="T1">A card game would be a good PyGame project without it being too close to my tutorial project of “Alien Invasion”</text:span></text:p>
        </text:list-item>
        <text:list-item>
          <text:p text:style-name="P8"><text:span text:style-name="T1">The basic rules of Blackjack are really simple</text:span></text:p>
        </text:list-item>
        <text:list-item>
          <text:p text:style-name="P8"><text:span text:style-name="T1">The AI for the dealer is simple and wholly deterministic</text:span></text:p>
        </text:list-item>
      </text:list>
      <text:p text:style-name="P3"/>
      <text:p text:style-name="P2">Blackjack basic rules:</text:p>
      <text:p text:style-name="P3">Before the game starts, and whenever cards run out, the deck is shuffled. The player starts each round by deciding how much to bet. The dealer then deals 2 cards to both the player and himself. The first dealt card to the dealer is dealt face down. The player decides whether to “hit” (request another card be dealt) or “stay” (pass play to the dealer). 2-9 are worth face value. 10, J, Q, K are worth 10 points each. Aces are worth 1 or 11, depending on the point total of the other cards. The goal is to have as close to 21 points in your hand without going over. The closest to 21 without going over (dealer v player) wins.</text:p>
      <text:p text:style-name="P1"/>
      <text:p text:style-name="P2">Basic game loop:</text:p>
      <text:list xml:id="list3577477984550518341" text:style-name="L1">
        <text:list-item>
          <text:p text:style-name="P5">Shuffle Deck</text:p>
        </text:list-item>
      </text:list>
      <text:list xml:id="list6328874381865720006" text:style-name="L2">
        <text:list-item>
          <text:p text:style-name="P6">Player bets</text:p>
        </text:list-item>
      </text:list>
      <text:list xml:id="list5478317672414830190" text:style-name="L2">
        <text:list-item>
          <text:p text:style-name="P6">Deal cards</text:p>
          <text:list>
            <text:list-item>
              <text:p text:style-name="P6">Player – Dealer face down – Player – Dealer face up</text:p>
            </text:list-item>
          </text:list>
        </text:list-item>
        <text:list-item>
          <text:p text:style-name="P6">Player hit or stay loop</text:p>
        </text:list-item>
        <text:list-item>
          <text:p text:style-name="P6">Dealer reveals face down card</text:p>
        </text:list-item>
        <text:list-item>
          <text:p text:style-name="P6">Dealer hit or stay loop</text:p>
        </text:list-item>
        <text:list-item>
          <text:p text:style-name="P6">Winning bets paid</text:p>
        </text:list-item>
        <text:list-item>
          <text:p text:style-name="P6">Check bankruptc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rey Reed</meta:initial-creator>
    <meta:creation-date>2019-04-26T13:08:48.66</meta:creation-date>
    <dc:date>2019-05-02T17:18:13.16</dc:date>
    <dc:creator>Corey Reed</dc:creator>
    <meta:editing-duration>P5DT18H25M18S</meta:editing-duration>
    <meta:editing-cycles>2</meta:editing-cycles>
    <meta:generator>OpenOffice/4.1.6$Win32 OpenOffice.org_project/416m1$Build-9790</meta:generator>
    <meta:document-statistic meta:table-count="0" meta:image-count="0" meta:object-count="0" meta:page-count="1" meta:paragraph-count="19" meta:word-count="274" meta:character-count="1425"/>
  </office:meta>
</office:document-meta>
</file>